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0pt" officeooo:rsid="0012b216" officeooo:paragraph-rsid="0012b216" style:font-size-asian="35pt" style:font-size-complex="40pt"/>
    </style:style>
    <style:style style:name="P2" style:family="paragraph" style:parent-style-name="Standard">
      <style:paragraph-properties fo:text-align="start" style:justify-single-word="false"/>
      <style:text-properties fo:font-size="12pt" officeooo:rsid="0012b216" officeooo:paragraph-rsid="0012b216" style:font-size-asian="10.5pt" style:font-size-complex="12pt"/>
    </style:style>
    <style:style style:name="P3" style:family="paragraph" style:parent-style-name="Standard">
      <style:paragraph-properties fo:text-align="center" style:justify-single-word="false"/>
      <style:text-properties fo:font-size="28pt" officeooo:rsid="0012b216" officeooo:paragraph-rsid="0012b216" style:font-size-asian="28pt" style:font-size-complex="28pt"/>
    </style:style>
    <style:style style:name="P4" style:family="paragraph" style:parent-style-name="Standard">
      <style:paragraph-properties fo:text-align="start" style:justify-single-word="false"/>
      <style:text-properties fo:font-size="22pt" officeooo:rsid="0012b216" officeooo:paragraph-rsid="0012b216" style:font-size-asian="22pt" style:font-size-complex="22pt"/>
    </style:style>
    <style:style style:name="P5" style:family="paragraph" style:parent-style-name="Standard">
      <style:paragraph-properties fo:text-align="start" style:justify-single-word="false"/>
      <style:text-properties fo:font-size="12pt" officeooo:rsid="0012b216" officeooo:paragraph-rsid="0012b216" style:font-size-asian="12pt" style:font-size-complex="12pt"/>
    </style:style>
    <style:style style:name="T1" style:family="text">
      <style:text-properties officeooo:rsid="00140f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andamme Abigaelle <text:s text:c="116"/>SIO2</text:p>
      <text:p text:style-name="P2">Vanbaelinghem Lucie</text:p>
      <text:p text:style-name="P1"/>
      <text:p text:style-name="P1"/>
      <text:p text:style-name="P1"/>
      <text:p text:style-name="P1"/>
      <text:p text:style-name="P1"/>
      <text:p text:style-name="P1"/>
      <text:p text:style-name="P1">Documentation utilisateur</text:p>
      <text:p text:style-name="P1"/>
      <text:p text:style-name="P1"/>
      <text:p text:style-name="P1"/>
      <text:p text:style-name="P1"/>
      <text:p text:style-name="P1"/>
      <text:p text:style-name="P1"/>
      <text:p text:style-name="P1"/>
      <text:p text:style-name="P1"/>
      <text:p text:style-name="P3"><text:soft-page-break/>Sommaire</text:p>
      <text:p text:style-name="P3"/>
      <text:p text:style-name="P3"/>
      <text:p text:style-name="P4"/>
      <text:p text:style-name="P4">1)Contexte.................................................................P.3</text:p>
      <text:p text:style-name="P4"/>
      <text:p text:style-name="P4">2)But de l'application................................................P.4</text:p>
      <text:p text:style-name="P4"/>
      <text:p text:style-name="P4">3)Connexion.............................................................P.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Contexte</text:p>
      <text:p text:style-name="P4"/>
      <text:p text:style-name="P5">Vous faite partie du personnel médical de l'hôpital, et vous êtes chargé de placer les patients en fonction des places de lits disponibles et également de recenser les patients étant venus les années précédentes.</text:p>
      <text:p text:style-name="P5">Pour ce faire, vous aller utilisé une nouvelle application qui à était développée pour <text:span text:style-name="T1">l’hôpital.</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1T14:13:24.964000000</meta:creation-date>
    <dc:date>2016-10-18T14:28:15.156000000</dc:date>
    <meta:editing-duration>PT4M41S</meta:editing-duration>
    <meta:editing-cycles>2</meta:editing-cycles>
    <meta:generator>LibreOffice/4.1.5.3$Windows_x86 LibreOffice_project/1c1366bba2ba2b554cd2ca4d87c06da81c05d24</meta:generator>
    <meta:document-statistic meta:table-count="0" meta:image-count="0" meta:object-count="0" meta:page-count="3" meta:paragraph-count="10" meta:word-count="63" meta:character-count="736" meta:non-whitespace-character-count="567"/>
  </office:meta>
</office:document-meta>
</file>